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données_métabolites">
        <table:table-column/>
        <table:table-column/>
        <table:table-column/>
        <table:table-column/>
        <table:table-row>
          <table:table-cell office:value-type="string">
            <text:p>Métabolites</text:p>
          </table:table-cell>
          <table:table-cell office:value-type="string">
            <text:p>ID (kegg)</text:p>
          </table:table-cell>
          <table:table-cell office:value-type="string">
            <text:p>Masse (Da)</text:p>
          </table:table-cell>
          <table:table-cell office:value-type="string">
            <text:p>ΔfG°'(KJ/mol)</text:p>
          </table:table-cell>
        </table:table-row>
        <table:table-row>
          <table:table-cell office:value-type="string">
            <text:p>M_13dpg_c</text:p>
          </table:table-cell>
          <table:table-cell office:value-type="string">
            <text:p>C00236</text:p>
          </table:table-cell>
          <table:table-cell office:value-type="string">
            <text:p>262.005</text:p>
          </table:table-cell>
          <table:table-cell office:value-type="string">
            <text:p>-2197.2051479158395</text:p>
          </table:table-cell>
        </table:table-row>
        <table:table-row>
          <table:table-cell office:value-type="string">
            <text:p>M_2pg_c</text:p>
          </table:table-cell>
          <table:table-cell office:value-type="string">
            <text:p>C00631</text:p>
          </table:table-cell>
          <table:table-cell office:value-type="string">
            <text:p>183.033</text:p>
          </table:table-cell>
          <table:table-cell office:value-type="string">
            <text:p>-1337.3948997496827</text:p>
          </table:table-cell>
        </table:table-row>
        <table:table-row>
          <table:table-cell office:value-type="string">
            <text:p>M_3pg_c</text:p>
          </table:table-cell>
          <table:table-cell office:value-type="string">
            <text:p>C00197</text:p>
          </table:table-cell>
          <table:table-cell office:value-type="string">
            <text:p>183.033</text:p>
          </table:table-cell>
          <table:table-cell office:value-type="string">
            <text:p>-1341.8753768885795</text:p>
          </table:table-cell>
        </table:table-row>
        <table:table-row>
          <table:table-cell office:value-type="string">
            <text:p>M_6pgl_c</text:p>
          </table:table-cell>
          <table:table-cell office:value-type="string">
            <text:p>C01236</text:p>
          </table:table-cell>
          <table:table-cell office:value-type="string">
            <text:p>256.10400000000004</text:p>
          </table:table-cell>
          <table:table-cell office:value-type="string">
            <text:p>-1365.7403431404514</text:p>
          </table:table-cell>
        </table:table-row>
        <table:table-row>
          <table:table-cell office:value-type="string">
            <text:p>M_acald_c</text:p>
          </table:table-cell>
          <table:table-cell office:value-type="string">
            <text:p>C00084</text:p>
          </table:table-cell>
          <table:table-cell office:value-type="string">
            <text:p>44.053000000000004</text:p>
          </table:table-cell>
          <table:table-cell office:value-type="string">
            <text:p>32.0496598176768</text:p>
          </table:table-cell>
        </table:table-row>
        <table:table-row>
          <table:table-cell office:value-type="string">
            <text:p>M_accoa_c</text:p>
          </table:table-cell>
          <table:table-cell office:value-type="string">
            <text:p>C00024</text:p>
          </table:table-cell>
          <table:table-cell office:value-type="string">
            <text:p>805.54</text:p>
          </table:table-cell>
          <table:table-cell office:value-type="string">
            <text:p>-1781.6444081489221</text:p>
          </table:table-cell>
        </table:table-row>
        <table:table-row>
          <table:table-cell office:value-type="string">
            <text:p>M_ac_c</text:p>
          </table:table-cell>
          <table:table-cell office:value-type="string">
            <text:p>C00033</text:p>
          </table:table-cell>
          <table:table-cell office:value-type="string">
            <text:p>59.045</text:p>
          </table:table-cell>
          <table:table-cell office:value-type="string">
            <text:p>-240.14003227337923</text:p>
          </table:table-cell>
        </table:table-row>
        <table:table-row>
          <table:table-cell office:value-type="string">
            <text:p>M_acon_C_c</text:p>
          </table:table-cell>
          <table:table-cell office:value-type="string">
            <text:p>C00417</text:p>
          </table:table-cell>
          <table:table-cell office:value-type="string">
            <text:p>171.08599999999998</text:p>
          </table:table-cell>
          <table:table-cell office:value-type="string">
            <text:p>-794.2505076139702</text:p>
          </table:table-cell>
        </table:table-row>
        <table:table-row>
          <table:table-cell office:value-type="string">
            <text:p>M_actp_c</text:p>
          </table:table-cell>
          <table:table-cell office:value-type="string">
            <text:p>C00227</text:p>
          </table:table-cell>
          <table:table-cell office:value-type="string">
            <text:p>138.016</text:p>
          </table:table-cell>
          <table:table-cell office:value-type="string">
            <text:p>-1101.0461204964151</text:p>
          </table:table-cell>
        </table:table-row>
        <table:table-row>
          <table:table-cell office:value-type="string">
            <text:p>M_adp_c</text:p>
          </table:table-cell>
          <table:table-cell office:value-type="string">
            <text:p>C00008</text:p>
          </table:table-cell>
          <table:table-cell office:value-type="string">
            <text:p>424.18</text:p>
          </table:table-cell>
          <table:table-cell office:value-type="string">
            <text:p>-1395.6292467273274</text:p>
          </table:table-cell>
        </table:table-row>
        <table:table-row>
          <table:table-cell office:value-type="string">
            <text:p>M_akg_c</text:p>
          </table:table-cell>
          <table:table-cell office:value-type="string">
            <text:p>C00026</text:p>
          </table:table-cell>
          <table:table-cell office:value-type="string">
            <text:p>144.083</text:p>
          </table:table-cell>
          <table:table-cell office:value-type="string">
            <text:p>-622.1619221256469</text:p>
          </table:table-cell>
        </table:table-row>
        <table:table-row>
          <table:table-cell office:value-type="string">
            <text:p>M_amp_c</text:p>
          </table:table-cell>
          <table:table-cell office:value-type="string">
            <text:p>C00020</text:p>
          </table:table-cell>
          <table:table-cell office:value-type="string">
            <text:p>345.209</text:p>
          </table:table-cell>
          <table:table-cell office:value-type="string">
            <text:p>-521.0449892833246</text:p>
          </table:table-cell>
        </table:table-row>
        <table:table-row>
          <table:table-cell office:value-type="string">
            <text:p>M_atp_c</text:p>
          </table:table-cell>
          <table:table-cell office:value-type="string">
            <text:p>C00002</text:p>
          </table:table-cell>
          <table:table-cell office:value-type="string">
            <text:p>503.151</text:p>
          </table:table-cell>
          <table:table-cell office:value-type="string">
            <text:p>-2270.4800916865584</text:p>
          </table:table-cell>
        </table:table-row>
        <table:table-row>
          <table:table-cell office:value-type="string">
            <text:p>M_cit_c</text:p>
          </table:table-cell>
          <table:table-cell office:value-type="string">
            <text:p>C00158</text:p>
          </table:table-cell>
          <table:table-cell office:value-type="string">
            <text:p>189.101</text:p>
          </table:table-cell>
          <table:table-cell office:value-type="string">
            <text:p>-954.8038650821667</text:p>
          </table:table-cell>
        </table:table-row>
        <table:table-row>
          <table:table-cell office:value-type="string">
            <text:p>M_co2_c</text:p>
          </table:table-cell>
          <table:table-cell office:value-type="string">
            <text:p>C00011</text:p>
          </table:table-cell>
          <table:table-cell office:value-type="string">
            <text:p>44.00899999999999</text:p>
          </table:table-cell>
          <table:table-cell office:value-type="string">
            <text:p>-386.0000000000019</text:p>
          </table:table-cell>
        </table:table-row>
        <table:table-row>
          <table:table-cell office:value-type="string">
            <text:p>M_coa_c</text:p>
          </table:table-cell>
          <table:table-cell office:value-type="string">
            <text:p>C00010</text:p>
          </table:table-cell>
          <table:table-cell office:value-type="string">
            <text:p>763.5</text:p>
          </table:table-cell>
          <table:table-cell office:value-type="string">
            <text:p>-1727.9787463436437</text:p>
          </table:table-cell>
        </table:table-row>
        <table:table-row>
          <table:table-cell office:value-type="string">
            <text:p>M_dhap_c</text:p>
          </table:table-cell>
          <table:table-cell office:value-type="string">
            <text:p>C00111</text:p>
          </table:table-cell>
          <table:table-cell office:value-type="string">
            <text:p>168.042</text:p>
          </table:table-cell>
          <table:table-cell office:value-type="string">
            <text:p>-1082.9130080492132</text:p>
          </table:table-cell>
        </table:table-row>
        <table:table-row>
          <table:table-cell office:value-type="string">
            <text:p>M_etoh_c</text:p>
          </table:table-cell>
          <table:table-cell office:value-type="string">
            <text:p>C00469</text:p>
          </table:table-cell>
          <table:table-cell office:value-type="string">
            <text:p>46.068999999999996</text:p>
          </table:table-cell>
          <table:table-cell office:value-type="string">
            <text:p>79.02538175410186</text:p>
          </table:table-cell>
        </table:table-row>
        <table:table-row>
          <table:table-cell office:value-type="string">
            <text:p>M_f6p_c</text:p>
          </table:table-cell>
          <table:table-cell office:value-type="string">
            <text:p>C00085</text:p>
          </table:table-cell>
          <table:table-cell office:value-type="string">
            <text:p>260.135</text:p>
          </table:table-cell>
          <table:table-cell office:value-type="string">
            <text:p>-1291.2323086083798</text:p>
          </table:table-cell>
        </table:table-row>
        <table:table-row>
          <table:table-cell office:value-type="string">
            <text:p>M_fdp_c</text:p>
          </table:table-cell>
          <table:table-cell office:value-type="string">
            <text:p>C00354</text:p>
          </table:table-cell>
          <table:table-cell office:value-type="string">
            <text:p>336.084</text:p>
          </table:table-cell>
          <table:table-cell office:value-type="string">
            <text:p>-2183.1887997271565</text:p>
          </table:table-cell>
        </table:table-row>
        <table:table-row>
          <table:table-cell office:value-type="string">
            <text:p>M_for_c</text:p>
          </table:table-cell>
          <table:table-cell office:value-type="string">
            <text:p>C00058</text:p>
          </table:table-cell>
          <table:table-cell office:value-type="string">
            <text:p>45.018</text:p>
          </table:table-cell>
          <table:table-cell office:value-type="string">
            <text:p>-305.9786807379839</text:p>
          </table:table-cell>
        </table:table-row>
        <table:table-row>
          <table:table-cell office:value-type="string">
            <text:p>M_fum_c</text:p>
          </table:table-cell>
          <table:table-cell office:value-type="string">
            <text:p>C00122</text:p>
          </table:table-cell>
          <table:table-cell office:value-type="string">
            <text:p>114.057</text:p>
          </table:table-cell>
          <table:table-cell office:value-type="string">
            <text:p>-516.8183247722473</text:p>
          </table:table-cell>
        </table:table-row>
        <table:table-row>
          <table:table-cell office:value-type="string">
            <text:p>M_g3p_c</text:p>
          </table:table-cell>
          <table:table-cell office:value-type="string">
            <text:p>C00661</text:p>
          </table:table-cell>
          <table:table-cell office:value-type="string">
            <text:p>168.042</text:p>
          </table:table-cell>
          <table:table-cell office:value-type="string">
            <text:p>-1077.3005052258698</text:p>
          </table:table-cell>
        </table:table-row>
        <table:table-row>
          <table:table-cell office:value-type="string">
            <text:p>M_g6p_c</text:p>
          </table:table-cell>
          <table:table-cell office:value-type="string">
            <text:p>C00092</text:p>
          </table:table-cell>
          <table:table-cell office:value-type="string">
            <text:p>258.12</text:p>
          </table:table-cell>
          <table:table-cell office:value-type="string">
            <text:p>-1293.8755834729386</text:p>
          </table:table-cell>
        </table:table-row>
        <table:table-row>
          <table:table-cell office:value-type="string">
            <text:p>M_gln_L_c</text:p>
          </table:table-cell>
          <table:table-cell office:value-type="string">
            <text:p>C00064</text:p>
          </table:table-cell>
          <table:table-cell office:value-type="string">
            <text:p>146.14600000000002</text:p>
          </table:table-cell>
          <table:table-cell office:value-type="string">
            <text:p>-93.47316959760116</text:p>
          </table:table-cell>
        </table:table-row>
        <table:table-row>
          <table:table-cell office:value-type="string">
            <text:p>M_glu_L_c</text:p>
          </table:table-cell>
          <table:table-cell office:value-type="string">
            <text:p>C00025</text:p>
          </table:table-cell>
          <table:table-cell office:value-type="string">
            <text:p>146.123</text:p>
          </table:table-cell>
          <table:table-cell office:value-type="string">
            <text:p>-349.1667977317067</text:p>
          </table:table-cell>
        </table:table-row>
        <table:table-row>
          <table:table-cell office:value-type="string">
            <text:p>M_glx_c</text:p>
          </table:table-cell>
          <table:table-cell office:value-type="string">
            <text:p>C00048</text:p>
          </table:table-cell>
          <table:table-cell office:value-type="string">
            <text:p>73.028</text:p>
          </table:table-cell>
          <table:table-cell office:value-type="string">
            <text:p>-428.4949298175839</text:p>
          </table:table-cell>
        </table:table-row>
        <table:table-row>
          <table:table-cell office:value-type="string">
            <text:p>M_glyc3p_c</text:p>
          </table:table-cell>
          <table:table-cell office:value-type="string">
            <text:p>C00093</text:p>
          </table:table-cell>
          <table:table-cell office:value-type="string">
            <text:p>170.058</text:p>
          </table:table-cell>
          <table:table-cell office:value-type="string">
            <text:p>-1040.510252990394</text:p>
          </table:table-cell>
        </table:table-row>
        <table:table-row>
          <table:table-cell office:value-type="string">
            <text:p>M_h2o_c</text:p>
          </table:table-cell>
          <table:table-cell office:value-type="string">
            <text:p>C00001</text:p>
          </table:table-cell>
          <table:table-cell office:value-type="string">
            <text:p>18.015</text:p>
          </table:table-cell>
          <table:table-cell office:value-type="string">
            <text:p>-152.0841309000395</text:p>
          </table:table-cell>
        </table:table-row>
        <table:table-row>
          <table:table-cell office:value-type="string">
            <text:p>M_h_c</text:p>
          </table:table-cell>
          <table:table-cell office:value-type="string">
            <text:p>C00080</text:p>
          </table:table-cell>
          <table:table-cell office:value-type="string">
            <text:p>1.007000000000000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_icit_c</text:p>
          </table:table-cell>
          <table:table-cell office:value-type="string">
            <text:p>C00311</text:p>
          </table:table-cell>
          <table:table-cell office:value-type="string">
            <text:p>189.101</text:p>
          </table:table-cell>
          <table:table-cell office:value-type="string">
            <text:p>-947.9578581141716</text:p>
          </table:table-cell>
        </table:table-row>
        <table:table-row>
          <table:table-cell office:value-type="string">
            <text:p>M_lac_D_c</text:p>
          </table:table-cell>
          <table:table-cell office:value-type="string">
            <text:p>C00256</text:p>
          </table:table-cell>
          <table:table-cell office:value-type="string">
            <text:p>89.071</text:p>
          </table:table-cell>
          <table:table-cell office:value-type="string">
            <text:p>-295.42315772669554</text:p>
          </table:table-cell>
        </table:table-row>
        <table:table-row>
          <table:table-cell office:value-type="string">
            <text:p>M_mal_L_c</text:p>
          </table:table-cell>
          <table:table-cell office:value-type="string">
            <text:p>C00149</text:p>
          </table:table-cell>
          <table:table-cell office:value-type="string">
            <text:p>132.072</text:p>
          </table:table-cell>
          <table:table-cell office:value-type="string">
            <text:p>-672.3277467814481</text:p>
          </table:table-cell>
        </table:table-row>
        <table:table-row>
          <table:table-cell office:value-type="string">
            <text:p>M_nad_c</text:p>
          </table:table-cell>
          <table:table-cell office:value-type="string">
            <text:p>C00003</text:p>
          </table:table-cell>
          <table:table-cell office:value-type="string">
            <text:p>662.422</text:p>
          </table:table-cell>
          <table:table-cell office:value-type="string">
            <text:p>-1143.7174255495095</text:p>
          </table:table-cell>
        </table:table-row>
        <table:table-row>
          <table:table-cell office:value-type="string">
            <text:p>M_nadh_c</text:p>
          </table:table-cell>
          <table:table-cell office:value-type="string">
            <text:p>C00004</text:p>
          </table:table-cell>
          <table:table-cell office:value-type="string">
            <text:p>663.431</text:p>
          </table:table-cell>
          <table:table-cell office:value-type="string">
            <text:p>-1078.084459875474</text:p>
          </table:table-cell>
        </table:table-row>
        <table:table-row>
          <table:table-cell office:value-type="string">
            <text:p>M_nadp_c</text:p>
          </table:table-cell>
          <table:table-cell office:value-type="string">
            <text:p>C00006</text:p>
          </table:table-cell>
          <table:table-cell office:value-type="string">
            <text:p>740.3860000000001</text:p>
          </table:table-cell>
          <table:table-cell office:value-type="string">
            <text:p>-2030.775868056622</text:p>
          </table:table-cell>
        </table:table-row>
        <table:table-row>
          <table:table-cell office:value-type="string">
            <text:p>M_nadph_c</text:p>
          </table:table-cell>
          <table:table-cell office:value-type="string">
            <text:p>C00005</text:p>
          </table:table-cell>
          <table:table-cell office:value-type="string">
            <text:p>741.3939999999999</text:p>
          </table:table-cell>
          <table:table-cell office:value-type="string">
            <text:p>-1965.156948184684</text:p>
          </table:table-cell>
        </table:table-row>
        <table:table-row>
          <table:table-cell office:value-type="string">
            <text:p>M_nh4_c</text:p>
          </table:table-cell>
          <table:table-cell office:value-type="string">
            <text:p>C01342</text:p>
          </table:table-cell>
          <table:table-cell office:value-type="string">
            <text:p>18.038</text:p>
          </table:table-cell>
          <table:table-cell office:value-type="string">
            <text:p>89.29312212928599</text:p>
          </table:table-cell>
        </table:table-row>
        <table:table-row>
          <table:table-cell office:value-type="string">
            <text:p>M_o2_c</text:p>
          </table:table-cell>
          <table:table-cell office:value-type="string">
            <text:p>C00007</text:p>
          </table:table-cell>
          <table:table-cell office:value-type="string">
            <text:p>31.998</text:p>
          </table:table-cell>
          <table:table-cell office:value-type="string">
            <text:p>16.399999999865035</text:p>
          </table:table-cell>
        </table:table-row>
        <table:table-row>
          <table:table-cell office:value-type="string">
            <text:p>M_oaa_c</text:p>
          </table:table-cell>
          <table:table-cell office:value-type="string">
            <text:p>C00036</text:p>
          </table:table-cell>
          <table:table-cell office:value-type="string">
            <text:p>130.056</text:p>
          </table:table-cell>
          <table:table-cell office:value-type="string">
            <text:p>-710.862322029855</text:p>
          </table:table-cell>
        </table:table-row>
        <table:table-row>
          <table:table-cell office:value-type="string">
            <text:p>M_pep_c</text:p>
          </table:table-cell>
          <table:table-cell office:value-type="string">
            <text:p>C00074</text:p>
          </table:table-cell>
          <table:table-cell office:value-type="string">
            <text:p>165.018</text:p>
          </table:table-cell>
          <table:table-cell office:value-type="string">
            <text:p>-1189.121616347144</text:p>
          </table:table-cell>
        </table:table-row>
        <table:table-row>
          <table:table-cell office:value-type="string">
            <text:p>M_pi_c</text:p>
          </table:table-cell>
          <table:table-cell office:value-type="string">
            <text:p>C00009</text:p>
          </table:table-cell>
          <table:table-cell office:value-type="string">
            <text:p>95.979</text:p>
          </table:table-cell>
          <table:table-cell office:value-type="string">
            <text:p>-1056.0794480718703</text:p>
          </table:table-cell>
        </table:table-row>
        <table:table-row>
          <table:table-cell office:value-type="string">
            <text:p>M_pyr_c</text:p>
          </table:table-cell>
          <table:table-cell office:value-type="string">
            <text:p>C00022</text:p>
          </table:table-cell>
          <table:table-cell office:value-type="string">
            <text:p>87.055</text:p>
          </table:table-cell>
          <table:table-cell office:value-type="string">
            <text:p>-339.8307842472289</text:p>
          </table:table-cell>
        </table:table-row>
        <table:table-row>
          <table:table-cell office:value-type="string">
            <text:p>M_q8h2_c</text:p>
          </table:table-cell>
          <table:table-cell office:value-type="string">
            <text:p>C17569</text:p>
          </table:table-cell>
          <table:table-cell office:value-type="string">
            <text:p>727.127</text:p>
          </table:table-cell>
          <table:table-cell office:value-type="string">
            <text:p>3555.0077964109605</text:p>
          </table:table-cell>
        </table:table-row>
        <table:table-row>
          <table:table-cell office:value-type="string">
            <text:p>M_r5p_c</text:p>
          </table:table-cell>
          <table:table-cell office:value-type="string">
            <text:p>C00117</text:p>
          </table:table-cell>
          <table:table-cell office:value-type="string">
            <text:p>228.09400000000002</text:p>
          </table:table-cell>
          <table:table-cell office:value-type="string">
            <text:p>-1214.0678353454375</text:p>
          </table:table-cell>
        </table:table-row>
        <table:table-row>
          <table:table-cell office:value-type="string">
            <text:p>M_ru5p_D_c</text:p>
          </table:table-cell>
          <table:table-cell office:value-type="string">
            <text:p>C00199</text:p>
          </table:table-cell>
          <table:table-cell office:value-type="string">
            <text:p>228.09400000000002</text:p>
          </table:table-cell>
          <table:table-cell office:value-type="string">
            <text:p>-1211.9348052546716</text:p>
          </table:table-cell>
        </table:table-row>
        <table:table-row>
          <table:table-cell office:value-type="string">
            <text:p>M_succ_c</text:p>
          </table:table-cell>
          <table:table-cell office:value-type="string">
            <text:p>C00042</text:p>
          </table:table-cell>
          <table:table-cell office:value-type="string">
            <text:p>116.073</text:p>
          </table:table-cell>
          <table:table-cell office:value-type="string">
            <text:p>-509.92900869798234</text:p>
          </table:table-cell>
        </table:table-row>
        <table:table-row>
          <table:table-cell office:value-type="string">
            <text:p>M_succoa_c</text:p>
          </table:table-cell>
          <table:table-cell office:value-type="string">
            <text:p>C00091</text:p>
          </table:table-cell>
          <table:table-cell office:value-type="string">
            <text:p>862.57</text:p>
          </table:table-cell>
          <table:table-cell office:value-type="string">
            <text:p>-2057.961788555722</text:p>
          </table:table-cell>
        </table:table-row>
        <table:table-row>
          <table:table-cell office:value-type="string">
            <text:p>M_6pgc_c</text:p>
          </table:table-cell>
          <table:table-cell office:value-type="string">
            <text:p>C00345</text:p>
          </table:table-cell>
          <table:table-cell office:value-type="string">
            <text:p>273.111</text:p>
          </table:table-cell>
          <table:table-cell office:value-type="string">
            <text:p>-1542.6324649943892</text:p>
          </table:table-cell>
        </table:table-row>
        <table:table-row>
          <table:table-cell office:value-type="string">
            <text:p>M_e4p_c</text:p>
          </table:table-cell>
          <table:table-cell office:value-type="string">
            <text:p>C00279</text:p>
          </table:table-cell>
          <table:table-cell office:value-type="string">
            <text:p>198.06799999999998</text:p>
          </table:table-cell>
          <table:table-cell office:value-type="string">
            <text:p>-1142.9240538025206</text:p>
          </table:table-cell>
        </table:table-row>
        <table:table-row>
          <table:table-cell office:value-type="string">
            <text:p>M_s7p_c</text:p>
          </table:table-cell>
          <table:table-cell office:value-type="string">
            <text:p>C05382</text:p>
          </table:table-cell>
          <table:table-cell office:value-type="string">
            <text:p>288.14599999999996</text:p>
          </table:table-cell>
          <table:table-cell office:value-type="string">
            <text:p>-1355.9291413178034</text:p>
          </table:table-cell>
        </table:table-row>
        <table:table-row>
          <table:table-cell office:value-type="string">
            <text:p>M_xu5p_D_c</text:p>
          </table:table-cell>
          <table:table-cell office:value-type="string">
            <text:p>C00231</text:p>
          </table:table-cell>
          <table:table-cell office:value-type="string">
            <text:p>228.09400000000002</text:p>
          </table:table-cell>
          <table:table-cell office:value-type="string">
            <text:p>-1215.322945313571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4-11T17:17:26.557418</meta:creation-date>
    <dc:date>2024-04-11T17:17:26.565074</dc:date>
    <meta:generator>http://pypi.python.org/pypi/ezodf/0.1.0$Python3.11.7 (main, Dec 15 2023, 18:12:31) [GCC 11.2.0]</meta:generator>
    <meta:document-statistic/>
    <meta:editing-cycles>1</meta:editing-cycles>
  </office:meta>
</office:document-meta>
</file>